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000000100CEF3076E9A006DA0.png" manifest:media-type="image/png"/>
  <manifest:file-entry manifest:full-path="Pictures/100002010000005B0000003D9A4F17E6B1956064.png" manifest:media-type="image/png"/>
  <manifest:file-entry manifest:full-path="Pictures/10000201000000DB0000007704FB1338F6B39742.png" manifest:media-type="image/png"/>
  <manifest:file-entry manifest:full-path="Pictures/10000201000001EF0000007EC2BC9F1D25F62DCF.png" manifest:media-type="image/png"/>
  <manifest:file-entry manifest:full-path="Pictures/10000201000000AC0000008034559988CCAC839E.png" manifest:media-type="image/png"/>
  <manifest:file-entry manifest:full-path="Pictures/1000020100000064000000510FC5C2FF9F7E5D3F.png" manifest:media-type="image/png"/>
  <manifest:file-entry manifest:full-path="Pictures/10000201000000810000008AF2FBD606D660800B.png" manifest:media-type="image/png"/>
  <manifest:file-entry manifest:full-path="Pictures/100002010000008800000075B05C0A6C9FCE36AC.png" manifest:media-type="image/png"/>
  <manifest:file-entry manifest:full-path="Pictures/10000201000001FB000001F24011ABB0517225A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46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Default_5f_1">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4" style:family="graphic" style:parent-style-name="objectwithoutfill">
      <style:graphic-properties draw:stroke="solid" svg:stroke-width="0.081cm" svg:stroke-color="#ff0000" draw:marker-start-width="0.321cm" draw:marker-end-width="0.321cm" draw:fill="solid" draw:textarea-vertical-align="middle" fo:padding-top="0.165cm" fo:padding-bottom="0.165cm" fo:padding-left="0.29cm" fo:padding-right="0.29cm"/>
    </style:style>
    <style:style style:name="gr5" style:family="graphic" style:parent-style-name="objectwithoutfill">
      <style:graphic-properties svg:stroke-width="0.081cm" svg:stroke-color="#ff0000" draw:marker-start-width="0.321cm" draw:marker-end-width="0.321cm" draw:fill="solid" draw:textarea-vertical-align="middle" fo:padding-top="0.165cm" fo:padding-bottom="0.165cm" fo:padding-left="0.29cm" fo:padding-right="0.29cm"/>
    </style:style>
    <style:style style:name="gr6" style:family="graphic" style:parent-style-name="objectwithoutfill">
      <style:graphic-properties draw:stroke="dash" draw:stroke-dash="Double_20_Dash" svg:stroke-color="#000000" draw:fill="solid" draw:fill-color="#111111" draw:textarea-vertical-align="middle"/>
    </style:style>
    <style:style style:name="gr7" style:family="graphic" style:parent-style-name="objectwithoutfill">
      <style:graphic-properties svg:stroke-width="0.081cm" svg:stroke-color="#e8a202" draw:marker-start-width="0.321cm" draw:marker-end-width="0.321cm" draw:fill="solid" draw:textarea-vertical-align="middle" fo:padding-top="0.165cm" fo:padding-bottom="0.165cm" fo:padding-left="0.29cm" fo:padding-right="0.29cm"/>
    </style:style>
    <style:style style:name="gr8" style:family="graphic" style:parent-style-name="objectwithoutfill">
      <style:graphic-properties draw:stroke="dash" draw:stroke-dash="Double_20_Dash" svg:stroke-color="#000000" draw:fill="solid" draw:textarea-vertical-align="middle"/>
    </style:style>
    <style:style style:name="gr9" style:family="graphic" style:parent-style-name="objectwithoutfill">
      <style:graphic-properties svg:stroke-width="0.081cm" svg:stroke-color="#800080" draw:marker-start-width="0.321cm" draw:marker-end-width="0.321cm" draw:fill="solid" draw:textarea-vertical-align="middle" fo:padding-top="0.165cm" fo:padding-bottom="0.165cm" fo:padding-left="0.29cm" fo:padding-right="0.29cm"/>
    </style:style>
    <style:style style:name="gr10" style:family="graphic" style:parent-style-name="objectwithoutfill">
      <style:graphic-properties draw:stroke="dash" draw:stroke-dash="Double_20_Dash_20_Dot_20_Dot" svg:stroke-width="0.053cm" svg:stroke-color="#3465a4" draw:marker-start-width="0.279cm" draw:marker-end-width="0.279cm" draw:fill="solid" draw:textarea-vertical-align="middle" fo:padding-top="0.151cm" fo:padding-bottom="0.151cm" fo:padding-left="0.276cm" fo:padding-right="0.276cm"/>
    </style:style>
    <style:style style:name="gr11" style:family="graphic" style:parent-style-name="objectwithoutfill">
      <style:graphic-properties svg:stroke-width="0.053cm" svg:stroke-color="#3465a4" draw:marker-start-width="0.279cm" draw:marker-end-width="0.279cm" draw:fill="solid" draw:textarea-vertical-align="middle" fo:padding-top="0.151cm" fo:padding-bottom="0.151cm" fo:padding-left="0.276cm" fo:padding-right="0.276cm"/>
    </style:style>
    <style:style style:name="gr12" style:family="graphic" style:parent-style-name="objectwithoutfill">
      <style:graphic-properties draw:stroke="dash" draw:stroke-dash="Double_20_Dash_20_Dot_20_Dot" svg:stroke-width="0.053cm" draw:marker-start-width="0.279cm" draw:marker-end-width="0.279cm" draw:fill="solid" draw:textarea-vertical-align="middle" fo:padding-top="0.151cm" fo:padding-bottom="0.151cm" fo:padding-left="0.276cm" fo:padding-right="0.276cm"/>
    </style:style>
    <style:style style:name="gr13" style:family="graphic" style:parent-style-name="objectwithoutfill">
      <style:graphic-properties svg:stroke-width="0.106cm" svg:stroke-color="#468a1a" draw:marker-start-width="0.358cm" draw:marker-end-width="0.358cm" draw:fill="solid" draw:textarea-vertical-align="middle" fo:padding-top="0.177cm" fo:padding-bottom="0.177cm" fo:padding-left="0.302cm" fo:padding-right="0.302cm"/>
    </style:style>
    <style:style style:name="gr14" style:family="graphic" style:parent-style-name="objectwithoutfill">
      <style:graphic-properties svg:stroke-width="0.081cm" svg:stroke-color="#ff4000" draw:marker-start-width="0.321cm" draw:marker-end-width="0.321cm" draw:fill="solid" draw:textarea-vertical-align="middle" fo:padding-top="0.165cm" fo:padding-bottom="0.165cm" fo:padding-left="0.29cm" fo:padding-right="0.29cm"/>
    </style:style>
    <style:style style:name="gr15" style:family="graphic" style:parent-style-name="objectwithoutfill">
      <style:graphic-properties draw:stroke="dash" draw:stroke-dash="Dot" svg:stroke-width="0.053cm" draw:marker-start="Circle" draw:marker-start-width="0.279cm" draw:marker-end="Circle" draw:marker-end-width="0.279cm" draw:fill="solid" draw:textarea-vertical-align="middle" fo:padding-top="0.151cm" fo:padding-bottom="0.151cm" fo:padding-left="0.276cm" fo:padding-right="0.276cm"/>
    </style:style>
    <style:style style:name="gr16" style:family="graphic" style:parent-style-name="objectwithoutfill">
      <style:graphic-properties draw:stroke="dash" draw:stroke-dash="Dashed_20__28_var_29_" svg:stroke-width="0.053cm" svg:stroke-color="#6b5e9b" draw:marker-start-width="0.279cm" draw:marker-end-width="0.279cm" draw:fill="solid" draw:textarea-vertical-align="middle" fo:padding-top="0.151cm" fo:padding-bottom="0.151cm" fo:padding-left="0.276cm" fo:padding-right="0.276cm"/>
    </style:style>
    <style:style style:name="gr17" style:family="graphic" style:parent-style-name="objectwithoutfill">
      <style:graphic-properties draw:stroke="dash" draw:stroke-dash="Long_20_Dot" svg:stroke-width="0.053cm" draw:marker-start-width="0.279cm" draw:marker-end-width="0.279cm" draw:fill="solid" draw:textarea-vertical-align="middle" fo:padding-top="0.151cm" fo:padding-bottom="0.151cm" fo:padding-left="0.276cm" fo:padding-right="0.276cm"/>
    </style:style>
    <style:style style:name="gr18" style:family="graphic" style:parent-style-name="objectwithoutfill">
      <style:graphic-properties draw:stroke="dash" draw:stroke-dash="Double_20_Dash" svg:stroke-width="0.028cm" svg:stroke-color="#000000" draw:marker-start-width="0.242cm" draw:marker-end-width="0.242cm" draw:fill="solid" draw:textarea-vertical-align="middle" fo:padding-top="0.139cm" fo:padding-bottom="0.139cm" fo:padding-left="0.264cm" fo:padding-right="0.264cm"/>
    </style:style>
    <style:style style:name="gr19" style:family="graphic" style:parent-style-name="objectwithoutfill">
      <style:graphic-properties svg:stroke-color="#813709" draw:fill="solid" draw:textarea-vertical-align="middle"/>
    </style:style>
    <style:style style:name="gr20" style:family="graphic" style:parent-style-name="objectwithoutfill">
      <style:graphic-properties svg:stroke-width="0.081cm" svg:stroke-color="#1c1c1c" draw:marker-start-width="0.321cm" draw:marker-end-width="0.321cm" draw:fill="solid" draw:textarea-vertical-align="middle" fo:padding-top="0.165cm" fo:padding-bottom="0.165cm" fo:padding-left="0.29cm" fo:padding-right="0.29cm"/>
    </style:style>
    <style:style style:name="gr21" style:family="graphic" style:parent-style-name="objectwithoutfill">
      <style:graphic-properties draw:stroke="dash" draw:stroke-dash="Double_20_Dash" svg:stroke-color="#111111" draw:fill="solid" draw:textarea-vertical-align="middle"/>
    </style:style>
    <style:style style:name="gr22" style:family="graphic" style:parent-style-name="Default_5f_1">
      <style:graphic-properties draw:stroke="none" svg:stroke-color="#000000" draw:fill="none" draw:fill-color="#ffffff" draw:textarea-horizontal-align="left" draw:auto-grow-height="true" draw:auto-grow-width="true" fo:min-height="0.316cm" fo:min-width="0.548cm"/>
      <style:paragraph-properties style:writing-mode="lr-tb"/>
    </style:style>
    <style:style style:name="gr23" style:family="graphic" style:parent-style-name="objectwithoutfill">
      <style:graphic-properties draw:stroke="dash" draw:stroke-dash="Long_20_Dash_20_Dot" svg:stroke-width="0.053cm" svg:stroke-color="#ff5429" draw:marker-start-width="0.279cm" draw:marker-end-width="0.279cm" draw:fill="solid" draw:textarea-vertical-align="middle" fo:padding-top="0.151cm" fo:padding-bottom="0.151cm" fo:padding-left="0.276cm" fo:padding-right="0.276cm"/>
    </style:style>
    <style:style style:name="gr24" style:family="graphic" style:parent-style-name="objectwithoutfill">
      <style:graphic-properties draw:stroke="dash" draw:stroke-dash="_32__20_Dots_20_1_20_Dash" svg:stroke-width="0.081cm" svg:stroke-color="#7b3d00" draw:marker-start-width="0.321cm" draw:marker-end-width="0.321cm" draw:fill="solid" draw:textarea-vertical-align="middle" fo:padding-top="0.165cm" fo:padding-bottom="0.165cm" fo:padding-left="0.29cm" fo:padding-right="0.29cm"/>
    </style:style>
    <style:style style:name="gr25" style:family="graphic" style:parent-style-name="Default_5f_1">
      <style:graphic-properties draw:stroke="none" svg:stroke-color="#000000" draw:fill="none" draw:fill-color="#ffffff" draw:textarea-horizontal-align="left" draw:auto-grow-height="true" draw:auto-grow-width="true" fo:min-height="0.316cm" fo:min-width="2.16cm"/>
      <style:paragraph-properties style:writing-mode="lr-tb"/>
    </style:style>
    <style:style style:name="gr26" style:family="graphic" style:parent-style-name="Default_5f_1">
      <style:graphic-properties draw:stroke="none" svg:stroke-color="#000000" draw:fill="none" draw:fill-color="#ffffff" draw:textarea-horizontal-align="left" draw:auto-grow-height="true" draw:auto-grow-width="true" fo:min-height="1.894cm" fo:min-width="1.149cm"/>
      <style:paragraph-properties style:writing-mode="lr-tb"/>
    </style:style>
    <style:style style:name="gr27" style:family="graphic" style:parent-style-name="objectwithoutfill">
      <style:graphic-properties draw:stroke="dash" draw:stroke-dash="Double_20_Dash" svg:stroke-width="0.028cm" svg:stroke-color="#111111" draw:marker-start-width="0.242cm" draw:marker-end-width="0.242cm" draw:fill="solid" draw:textarea-vertical-align="middle" fo:padding-top="0.139cm" fo:padding-bottom="0.139cm" fo:padding-left="0.264cm" fo:padding-right="0.264cm"/>
    </style:style>
    <style:style style:name="gr28" style:family="graphic" style:parent-style-name="objectwithoutfill">
      <style:graphic-properties draw:stroke="dash" draw:stroke-dash="Double_20_Dash" svg:stroke-color="#1c1c1c" draw:fill="solid" draw:textarea-vertical-align="middle"/>
    </style:style>
    <style:style style:name="gr29" style:family="graphic" style:parent-style-name="objectwithoutfill">
      <style:graphic-properties draw:stroke="dash" draw:stroke-dash="Long_20_Dash_20_Dot" svg:stroke-width="0.053cm" svg:stroke-color="#ff0000" draw:marker-start-width="0.279cm" draw:marker-end-width="0.279cm" draw:fill="solid" draw:textarea-vertical-align="middle" fo:padding-top="0.151cm" fo:padding-bottom="0.151cm" fo:padding-left="0.276cm" fo:padding-right="0.276cm"/>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writing-mode="lr-tb"/>
      <style:text-properties fo:font-size="11pt" style:font-size-asian="11pt" style:font-size-complex="11pt"/>
    </style:style>
    <style:style style:name="P3" style:family="paragraph">
      <loext:graphic-properties draw:fill="solid"/>
      <style:paragraph-properties fo:text-align="center"/>
    </style:style>
    <style:style style:name="P4" style:family="paragraph">
      <loext:graphic-properties draw:fill="solid" draw:fill-color="#111111"/>
      <style:paragraph-properties fo:text-align="center"/>
    </style:style>
    <style:style style:name="P5" style:family="paragraph">
      <style:text-properties fo:font-size="8.39999961853027pt"/>
    </style:style>
    <style:style style:name="P6" style:family="paragraph">
      <loext:graphic-properties draw:fill="none" draw:fill-color="#ffffff"/>
      <style:paragraph-properties style:writing-mode="lr-tb"/>
      <style:text-properties fo:font-size="8.39999961853027pt" fo:font-weight="bold" style:font-size-asian="9pt" style:font-size-complex="9pt"/>
    </style:style>
    <style:style style:name="P7" style:family="paragraph">
      <loext:graphic-properties draw:fill="none" draw:fill-color="#ffffff"/>
      <style:paragraph-properties style:writing-mode="lr-tb"/>
      <style:text-properties fo:font-size="8.39999961853027pt" fo:font-weight="bold"/>
    </style:style>
    <style:style style:name="P8" style:family="paragraph">
      <style:text-properties fo:font-size="12.1999998092651pt"/>
    </style:style>
    <style:style style:name="P9" style:family="paragraph">
      <loext:graphic-properties draw:fill="none" draw:fill-color="#ffffff"/>
      <style:paragraph-properties style:writing-mode="lr-tb"/>
      <style:text-properties fo:font-size="12.1999998092651pt"/>
    </style:style>
    <style:style style:name="T1" style:family="text">
      <style:text-properties fo:font-size="9pt" fo:font-weight="bold" style:font-size-asian="9pt" style:font-size-complex="9pt"/>
    </style:style>
    <style:style style:name="T2" style:family="text">
      <style:text-properties fo:font-size="9pt" fo:font-weight="bold"/>
    </style:style>
    <style:style style:name="T3" style:family="text">
      <style:text-properties fo:font-size="13pt" style:font-size-asian="14pt" style:font-size-complex="14pt"/>
    </style:style>
    <style:style style:name="T4" style:family="text">
      <style:text-properties fo:font-size="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206cm" svg:height="9.424cm" svg:x="3.513cm" svg:y="3.235cm">
          <draw:image xlink:href="Pictures/10000201000001FB000001F24011ABB0517225A8.png" xlink:type="simple" xlink:show="embed" xlink:actuate="onLoad" loext:mime-type="image/png">
            <text:p/>
          </draw:image>
        </draw:frame>
        <draw:frame draw:style-name="gr2" draw:text-style-name="P1" draw:layer="layout" svg:width="4.055cm" svg:height="4.856cm" svg:x="14.117cm" svg:y="6.018cm">
          <draw:image xlink:href="Pictures/100002010000008800000075B05C0A6C9FCE36AC.png" xlink:type="simple" xlink:show="embed" xlink:actuate="onLoad" loext:mime-type="image/png">
            <text:p/>
          </draw:image>
        </draw:frame>
        <draw:frame draw:style-name="gr2" draw:text-style-name="P1" draw:layer="layout" svg:width="4.934cm" svg:height="4.755cm" draw:transform="skewX (0.000174532925199433) rotate (0.00296705972839036) translate (4.312cm 16.366cm)">
          <draw:image xlink:href="Pictures/10000201000000810000008AF2FBD606D660800B.png" xlink:type="simple" xlink:show="embed" xlink:actuate="onLoad" loext:mime-type="image/png">
            <text:p/>
          </draw:image>
        </draw:frame>
        <draw:frame draw:style-name="gr2" draw:text-style-name="P1" draw:layer="layout" svg:width="2.393cm" svg:height="1.998cm" svg:x="4.662cm" svg:y="22.897cm">
          <draw:image xlink:href="Pictures/1000020100000064000000510FC5C2FF9F7E5D3F.png" xlink:type="simple" xlink:show="embed" xlink:actuate="onLoad" loext:mime-type="image/png">
            <text:p/>
          </draw:image>
        </draw:frame>
        <draw:frame draw:style-name="gr2" draw:text-style-name="P1" draw:layer="layout" svg:width="2.393cm" svg:height="1.998cm" svg:x="13.665cm" svg:y="23.016cm">
          <draw:image xlink:href="Pictures/1000020100000064000000510FC5C2FF9F7E5D3F.png" xlink:type="simple" xlink:show="embed" xlink:actuate="onLoad" loext:mime-type="image/png">
            <text:p/>
          </draw:image>
        </draw:frame>
        <draw:g>
          <draw:polygon draw:style-name="gr3" draw:text-style-name="P2" draw:layer="layout" svg:width="0.171cm" svg:height="0.249cm" svg:x="3.923cm" svg:y="25.416cm" svg:viewBox="0 0 172 250" draw:points="33,28 33,120 167,120 167,148 33,148 33,250 0,250 0,0 172,0 172,28">
            <text:p/>
          </draw:polygon>
          <draw:polygon draw:style-name="gr3" draw:text-style-name="P2" draw:layer="layout" svg:width="0.03cm" svg:height="0.262cm" svg:x="4.132cm" svg:y="25.403cm" svg:viewBox="0 0 31 263" draw:points="0,263 0,0 31,0 31,263">
            <text:p/>
          </draw:polygon>
          <draw:path draw:style-name="gr3" draw:text-style-name="P2" draw:layer="layout" svg:width="0.165cm" svg:height="0.198cm" svg:x="4.2cm" svg:y="25.47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olygon draw:style-name="gr3" draw:text-style-name="P2" draw:layer="layout" svg:width="0.254cm" svg:height="0.19cm" svg:x="4.38cm" svg:y="25.474cm" svg:viewBox="0 0 255 191" draw:points="202,191 166,191 134,56 128,26 122,49 88,191 52,191 0,0 31,0 62,130 62,133 64,141 70,165 72,152 111,0 144,0 176,132 185,165 190,140 224,0 255,0">
            <text:p/>
          </draw:polygon>
          <draw:path draw:style-name="gr3" draw:text-style-name="P2" draw:layer="layout" svg:width="0.186cm" svg:height="0.248cm" svg:x="4.762cm" svg:y="25.416cm" svg:viewBox="0 0 187 249" svg:d="M187 75l-1 9-1 7v5l-1 4-1 4-2 2-1 4-2 4-2 3-1 2-3 4-2 3-3 3-2 3-3 1-4 3-2 2-4 2-3 2-3 2-8 2-8 3-8 2-9 1h-9-71v97h-33v-249h101 10l10 1 8 2 9 2 8 2 3 2 3 2 4 2 2 2 4 2 3 3 2 2 3 3 2 3 3 3 1 3 2 2 2 4 1 3 2 4 1 3 1 4v4l1 8zM154 76v-7l-1-5-1-5-2-5-2-5-2-3-3-4-3-3-4-3-4-2-4-2-6-2-5-1-6-1-6-1h-7-65v98h67 6 6l6-1 5-2 5-2 4-2 5-2 3-3 4-4 3-4 1-3 2-5 2-5 1-5 1-6z">
            <text:p/>
          </draw:path>
          <draw:polygon draw:style-name="gr3" draw:text-style-name="P2" draw:layer="layout" svg:width="0.087cm" svg:height="0.194cm" svg:x="4.99cm" svg:y="25.47cm" svg:viewBox="0 0 88 195" draw:points="1,195 1,48 0,4 29,4 31,43 31,43 33,36 35,32 37,26 39,22 42,18 43,15 46,11 47,10 48,9 50,7 51,7 52,6 53,5 55,5 56,4 60,2 63,1 67,1 71,0 75,0 77,0 79,0 80,0 81,0 83,1 85,1 88,2 88,31 86,31 84,30 82,30 81,30 76,29 71,29 69,29 67,30 64,30 62,30 61,31 58,32 56,33 54,34 52,35 51,35 49,37 48,39 46,40 44,42 43,44 42,47 40,50 38,56 36,62 34,67 33,74 33,80 32,88 32,95 32,195">
            <text:p/>
          </draw:polygon>
          <draw:path draw:style-name="gr3" draw:text-style-name="P2" draw:layer="layout" svg:width="0.165cm" svg:height="0.198cm" svg:x="5.1cm" svg:y="25.47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ath draw:style-name="gr3" draw:text-style-name="P2" draw:layer="layout" svg:width="0.156cm" svg:height="0.269cm" svg:x="5.303cm" svg:y="25.471cm" svg:viewBox="0 0 157 270" svg:d="M157 98v23l-1 11-2 10-3 9-3 8-3 8-4 6-4 6-6 6-5 3-7 4-6 3-7 2-8 1-8 1-6-1h-4l-6-1-4-1-4-1-4-1-4-2-5-2-2-3-4-1-3-3-2-3-3-4-3-3-2-4-2-4h-1 1v1 2 5 22 75h-31v-227-25l-1-9v-5h30v1l1 3v13l1 14h1l1-5 3-4 2-4 3-3 2-3 4-3 3-3 3-2 4-1 4-2 3-2 5-1 4-1h5l5-1h6 8l8 2h3l4 2 4 1 2 1 4 1 3 2 2 2 3 2 3 3 3 2 1 3 3 2 2 4 2 3 2 4 1 3 3 9 3 8 2 10 1 11v11zM126 99l-1-9v-10l-1-8-1-8-2-6-2-7-1-4-1-3-2-2-1-2-2-3-2-1-1-1-1-2-2-1-3-2-2-1-1-1-3-1-2-1h-3l-2-1h-3l-6-1-4 1h-4l-4 1-4 1-3 1-3 1-3 2-2 1-1 1-2 2-3 2-2 3-2 3-2 3-1 3-2 4-2 5-1 4-1 4-1 6-1 4v6 7l-1 13v8l1 9v8l1 7 2 7 2 5 2 3 1 3 2 3v2l2 2 2 2 2 2 2 2 1 1 2 2 2 1 3 2 3 1 2 1h2 3l3 1h3 6 6 3l2-1h3 2l3-1 1-1 2-2 2-1 2-1 2-2 1-2 2-2 2-2 1-1 1-3 2-2 1-6 2-6 2-7 1-8 1-8v-9z">
            <text:p/>
          </draw:path>
          <draw:path draw:style-name="gr3" draw:text-style-name="P2" draw:layer="layout" svg:width="0.165cm" svg:height="0.198cm" svg:x="5.49cm" svg:y="25.47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olygon draw:style-name="gr3" draw:text-style-name="P2" draw:layer="layout" svg:width="0.087cm" svg:height="0.194cm" svg:x="5.694cm" svg:y="25.47cm" svg:viewBox="0 0 88 195" draw:points="1,195 1,48 0,4 29,4 31,43 31,43 33,36 35,32 37,26 39,22 42,18 43,15 46,11 47,10 48,9 50,7 51,7 52,6 53,5 55,5 56,4 60,2 63,1 67,1 71,0 75,0 77,0 79,0 80,0 81,0 83,1 85,1 88,2 88,31 86,31 84,30 82,30 81,30 76,29 71,29 69,29 67,30 64,30 62,30 61,31 58,32 56,33 54,34 52,35 51,35 49,37 48,39 46,40 44,42 43,44 42,47 40,50 38,56 36,62 34,67 33,74 33,80 32,88 32,95 32,195">
            <text:p/>
          </draw:polygon>
          <draw:polygon draw:style-name="gr3" draw:text-style-name="P2" draw:layer="layout" svg:width="0.089cm" svg:height="0.236cm" svg:x="5.796cm" svg:y="25.431cm" svg:viewBox="0 0 90 237" draw:points="90,232 86,234 82,234 78,235 74,236 71,236 66,237 62,237 59,237 54,237 50,236 46,235 43,234 39,232 36,230 33,229 31,226 29,223 26,220 25,216 24,213 23,208 22,203 22,199 22,194 22,66 0,66 0,43 23,43 32,0 52,0 52,43 87,43 87,66 52,66 52,187 52,190 52,193 52,196 53,199 54,201 54,201 54,202 55,203 55,204 56,205 57,206 57,207 58,207 59,208 59,209 60,209 61,210 62,210 62,210 63,211 64,211 67,212 70,212 71,212 73,212 75,212 80,211 84,210 90,209">
            <text:p/>
          </draw:polygon>
          <draw:path draw:style-name="gr3" draw:text-style-name="P2" draw:layer="layout" svg:width="0.03cm" svg:height="0.261cm" svg:x="5.913cm" svg:y="25.403cm" svg:viewBox="0 0 31 262" svg:d="M0 31v-31h31v31zM0 262v-191h31v191z">
            <text:p/>
          </draw:path>
          <draw:path draw:style-name="gr3" draw:text-style-name="P2" draw:layer="layout" svg:width="0.165cm" svg:height="0.198cm" svg:x="5.98cm" svg:y="25.47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olygon draw:style-name="gr3" draw:text-style-name="P2" draw:layer="layout" svg:width="0.148cm" svg:height="0.194cm" svg:x="6.185cm" svg:y="25.47cm" svg:viewBox="0 0 149 195" draw:points="119,195 119,74 118,64 118,61 118,57 117,53 116,50 115,47 115,44 113,42 112,39 111,37 109,35 109,34 107,32 105,31 103,29 101,28 99,27 96,26 93,26 90,25 87,25 83,24 80,24 74,25 70,25 67,26 64,27 62,28 60,29 58,30 56,31 53,32 52,34 50,35 48,36 46,38 44,40 43,42 42,45 41,47 39,49 37,54 35,59 33,64 33,71 32,77 32,84 32,195 1,195 1,45 1,18 1,9 0,6 0,4 29,4 29,4 29,4 29,6 30,8 30,18 31,36 31,36 33,32 36,27 40,23 43,20 45,16 49,13 52,10 55,8 59,7 63,5 67,3 71,2 76,1 81,1 85,0 90,0 98,0 105,1 111,2 117,4 119,5 122,7 125,7 127,8 129,10 131,12 133,14 135,16 137,18 138,20 140,22 141,25 142,27 144,30 146,36 147,43 148,50 149,59 149,67 149,195">
            <text:p/>
          </draw:polygon>
          <draw:path draw:style-name="gr3" draw:text-style-name="P2" draw:layer="layout" svg:width="0.179cm" svg:height="0.198cm" svg:x="6.371cm" svg:y="25.47cm" svg:viewBox="0 0 180 199" svg:d="M56 199h-7l-6-1-6-1-5-2-3-1-3-1-2-2-2-1-2-2-2-1-2-1-2-2-1-2-2-3-2-2-1-2-2-2-1-2v-3l-1-3-2-6-1-5-1-6v-6-8l1-6 1-4 1-3 1-3 1-2 1-3 1-3 2-3 2-3 2-1 1-3 2-2 3-2 3-2 2-2 3-2 3-1 6-3 7-2 9-2 9-2 9-1h10l42-1v-10l-1-6v-5l-1-5-1-4v-2l-1-2v-2l-1-2-1-2-2-1-1-2h-1l-1-1-2-2-1-1-1-1-2-1-2-1-2-1h-1l-4-1-5-1-4-1h-5-5-5l-4 1-4 1-3 1-4 1-1 1-2 1-1 1-1 1-1 1-1 1-1 1h-1l-1 2-1 1-1 1-1 2-1 3-1 4-1 3v4l-33-4 1-5 2-7 3-4 2-6 3-5 4-3 3-4 5-4 4-3 6-3 6-2 6-2 7-1 7-1 7-1h8 9l8 1 8 1 6 2 6 3h3l4 2 2 2 2 2 3 2 2 2 3 2 1 2 2 2 2 3 2 2 1 3 1 3 1 2 1 4 1 3 2 6 1 8v7 83 3 4l1 3v2l1 3v2l1 2 1 2v1 1l1 1v1h1l1 1h1 1l1 1h1 1l1 1h1 3 3 2l2-1h3v20l-5 1-7 1-5 1h-6-5l-4-1h-3l-2-1-1-1h-2l-2-1v-1l-2-1-1-1-1-1-1-1-2-1h-1l-1-2-1-1v-2l-1-3-1-4-1-3-1-4-1-5v-4h-1l-3 5-3 5-4 4-3 4-3 4-5 3-3 3-4 2-4 3-4 1-5 2-4 2-5 1h-5l-5 1zM63 174h4 4l4-1h4l4-1 4-1 3-2 3-2 4-2 3-3 2-2 3-2 3-3 1-3 3-4 2-3 2-3 2-4 1-4v-2l1-4 1-4v-4l1-3v-16h-34l-10 1h-5l-4 1h-4l-3 1h-4l-3 1-3 1-2 2-3 1-2 2-2 2-2 2-2 2-1 1-2 3-1 2-1 3-1 3v3l-1 3v3 4 3l1 4v4 3l1 2 1 1v1l1 1 1 1 1 2 1 1 1 1 1 1 1 1 1 1 1 1 1 1 2 1h1l2 1h2l4 1h4z">
            <text:p/>
          </draw:path>
          <draw:polygon draw:style-name="gr3" draw:text-style-name="P2" draw:layer="layout" svg:width="0.03cm" svg:height="0.262cm" svg:x="6.576cm" svg:y="25.403cm" svg:viewBox="0 0 31 263" draw:points="0,263 0,0 31,0 31,263">
            <text:p/>
          </draw:polygon>
          <draw:polygon draw:style-name="gr3" draw:text-style-name="P2" draw:layer="layout" svg:width="0.15cm" svg:height="0.198cm" svg:x="6.743cm" svg:y="25.47cm" svg:viewBox="0 0 151 199" draw:points="33,98 33,107 33,117 33,124 35,132 37,138 39,145 41,150 43,153 43,155 45,157 47,159 49,161 51,163 52,165 54,166 56,168 59,169 61,170 63,171 65,172 68,173 71,173 73,173 76,173 79,173 83,173 87,173 90,172 94,171 98,170 100,168 104,166 107,164 108,163 109,161 110,160 111,159 112,158 114,156 116,152 117,148 119,145 119,141 120,136 151,138 150,145 148,151 147,157 144,162 141,168 138,173 133,178 128,182 124,186 119,189 113,192 107,194 100,196 94,198 87,198 80,199 71,198 62,197 57,196 53,195 50,194 45,192 42,190 38,188 35,187 32,184 29,182 26,179 24,176 21,173 18,170 15,166 14,162 12,159 8,151 5,142 3,132 1,122 0,111 0,99 0,88 1,76 3,66 5,57 8,48 10,44 12,39 14,35 15,32 18,29 21,25 24,22 26,20 29,17 32,14 35,12 39,10 42,8 45,7 50,5 53,4 57,3 62,2 71,0 80,0 87,0 93,1 100,2 106,4 111,6 117,8 122,11 127,15 131,20 136,23 138,28 142,34 145,39 147,45 149,50 150,57 119,60 118,56 117,52 116,48 114,46 113,42 111,39 109,36 107,35 105,34 104,32 102,31 101,30 100,29 98,29 95,27 91,26 87,25 83,25 79,25 72,25 70,25 67,26 64,27 62,27 60,28 58,29 55,30 53,32 52,33 50,35 48,36 46,38 44,40 43,42 42,44 41,47 40,48 38,51 36,58 35,64 33,72 33,80 33,89">
            <text:p/>
          </draw:polygon>
          <draw:path draw:style-name="gr3" draw:text-style-name="P2" draw:layer="layout" svg:width="0.165cm" svg:height="0.198cm" svg:x="6.919cm" svg:y="25.47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olygon draw:style-name="gr3" draw:text-style-name="P2" draw:layer="layout" svg:width="0.148cm" svg:height="0.194cm" svg:x="7.123cm" svg:y="25.47cm" svg:viewBox="0 0 149 195" draw:points="119,195 119,74 118,64 118,61 118,57 117,53 116,50 115,47 115,44 113,42 112,39 111,37 109,35 109,34 107,32 105,31 103,29 101,28 99,27 96,26 93,26 90,25 87,25 83,24 80,24 74,25 70,25 67,26 64,27 62,28 60,29 58,30 56,31 53,32 52,34 50,35 48,36 46,38 44,40 43,42 42,45 41,47 39,49 37,54 35,59 33,64 33,71 32,77 32,84 32,195 1,195 1,45 1,18 1,9 0,6 0,4 29,4 29,4 29,4 29,6 30,8 30,18 31,36 31,36 33,32 36,27 40,23 43,20 45,16 49,13 52,10 55,8 59,7 63,5 67,3 71,2 76,1 81,1 85,0 90,0 98,0 105,1 111,2 117,4 119,5 122,7 125,7 127,8 129,10 131,12 133,14 135,16 137,18 138,20 140,22 141,25 142,27 144,30 146,36 147,43 148,50 149,59 149,67 149,195">
            <text:p/>
          </draw:polygon>
          <draw:polygon draw:style-name="gr3" draw:text-style-name="P2" draw:layer="layout" svg:width="0.089cm" svg:height="0.236cm" svg:x="7.3cm" svg:y="25.431cm" svg:viewBox="0 0 90 237" draw:points="90,232 86,234 82,234 78,235 74,236 71,236 66,237 62,237 59,237 54,237 50,236 46,235 43,234 39,232 36,230 33,229 31,226 29,223 26,220 25,216 24,213 23,208 22,203 22,199 22,194 22,66 0,66 0,43 23,43 32,0 52,0 52,43 87,43 87,66 52,66 52,187 52,190 52,193 52,196 53,199 54,201 54,201 54,202 55,203 55,204 56,205 57,206 57,207 58,207 59,208 59,209 60,209 61,210 62,210 62,210 63,211 64,211 67,212 70,212 71,212 73,212 75,212 80,211 84,210 90,209">
            <text:p/>
          </draw:polygon>
          <draw:polygon draw:style-name="gr3" draw:text-style-name="P2" draw:layer="layout" svg:width="0.087cm" svg:height="0.194cm" svg:x="7.418cm" svg:y="25.47cm" svg:viewBox="0 0 88 195" draw:points="1,195 1,48 0,4 29,4 31,43 31,43 33,36 35,32 37,26 39,22 42,18 43,15 46,11 47,10 48,9 50,7 51,7 52,6 53,5 55,5 56,4 60,2 63,1 67,1 71,0 75,0 77,0 79,0 80,0 81,0 83,1 85,1 88,2 88,31 86,31 84,30 82,30 81,30 76,29 71,29 69,29 67,30 64,30 62,30 61,31 58,32 56,33 54,34 52,35 51,35 49,37 48,39 46,40 44,42 43,44 42,47 40,50 38,56 36,62 34,67 33,74 33,80 32,88 32,95 32,195">
            <text:p/>
          </draw:polygon>
          <draw:path draw:style-name="gr3" draw:text-style-name="P2" draw:layer="layout" svg:width="0.165cm" svg:height="0.198cm" svg:x="7.528cm" svg:y="25.47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olygon draw:style-name="gr3" draw:text-style-name="P2" draw:layer="layout" svg:width="0.03cm" svg:height="0.262cm" svg:x="7.732cm" svg:y="25.403cm" svg:viewBox="0 0 31 263" draw:points="0,263 0,0 31,0 31,263">
            <text:p/>
          </draw:polygon>
          <draw:polygon draw:style-name="gr3" draw:text-style-name="P2" draw:layer="layout" svg:width="0.03cm" svg:height="0.262cm" svg:x="7.809cm" svg:y="25.403cm" svg:viewBox="0 0 31 263" draw:points="0,263 0,0 31,0 31,263">
            <text:p/>
          </draw:polygon>
          <draw:path draw:style-name="gr3" draw:text-style-name="P2" draw:layer="layout" svg:width="0.164cm" svg:height="0.198cm" svg:x="7.877cm" svg:y="25.47cm" svg:viewBox="0 0 165 199" svg:d="M33 106v9 7l1 7 1 6 3 7 2 5 1 3 2 2 1 3 1 2 2 2 2 2 2 2 2 2 2 1 2 2 3 1 2 2 2 1 3 1h3 2l3 1h3 6 5 5l4-1h4l4-1 3-2 4-1 4-2 2-3 3-2 2-3 3-2 1-2 2-4 1-3 2-3 27 9-3 5-2 5-3 5-4 4-2 4-5 4-3 4-6 2-4 3-6 2-5 2-6 2-6 1-6 1-8 1h-7-10l-9-2-9-2-4-1-4-2-4-2-3-2-4-1-4-2-3-3-3-3-3-3-2-3-3-3-3-3-2-4-2-4-2-4-2-4-3-9-2-10-2-11-1-11v-12-11l1-11 2-11 2-9 3-8 2-5 2-4 2-4 2-3 3-3 3-4 2-3 3-2 3-3 3-3 4-2 3-2 3-2 5-1 4-2 3-1 9-2 9-2h10 10l9 2 8 2 9 3 7 3 7 4 5 6 6 5 5 8 4 7 4 8 2 10 3 9 2 11 1 12v12 4zM133 82l-1-7-1-7-2-6-1-6-2-6-3-4-1-3-1-2-2-2-1-2-1-2h-2l-2-2-2-1-2-2-2-1-2-1-2-1-3-1-1-1-6-1-5-1h-6-5l-6 1-1 1-3 1h-3l-2 1-2 2-2 1-2 1-2 2-2 1-1 1-2 2-2 2-2 2-2 2-2 5-2 4-2 6-2 5-1 6-1 7v6z">
            <text:p/>
          </draw:path>
          <draw:polygon draw:style-name="gr3" draw:text-style-name="P2" draw:layer="layout" svg:width="0.087cm" svg:height="0.194cm" svg:x="8.081cm" svg:y="25.47cm" svg:viewBox="0 0 88 195" draw:points="1,195 1,48 0,4 29,4 31,43 31,43 33,36 35,32 37,26 39,22 42,18 43,15 46,11 47,10 48,9 50,7 51,7 52,6 53,5 55,5 56,4 60,2 63,1 67,1 71,0 75,0 77,0 79,0 80,0 81,0 83,1 85,1 88,2 88,31 86,31 84,30 82,30 81,30 76,29 71,29 69,29 67,30 64,30 62,30 61,31 58,32 56,33 54,34 52,35 51,35 49,37 48,39 46,40 44,42 43,44 42,47 40,50 38,56 36,62 34,67 33,74 33,80 32,88 32,95 32,195">
            <text:p/>
          </draw:polygon>
          <draw:polygon draw:style-name="gr3" draw:text-style-name="P2" draw:layer="layout" svg:width="0.15cm" svg:height="0.248cm" svg:x="8.303cm" svg:y="25.416cm" svg:viewBox="0 0 151 249" draw:points="0,249 0,222 62,222 62,31 7,71 7,40 64,0 92,0 92,222 151,222 151,249">
            <text:p/>
          </draw:polygon>
        </draw:g>
        <draw:g>
          <draw:polygon draw:style-name="gr3" draw:text-style-name="P2" draw:layer="layout" svg:width="0.171cm" svg:height="0.249cm" svg:x="12.656cm" svg:y="25.519cm" svg:viewBox="0 0 172 250" draw:points="33,28 33,120 167,120 167,148 33,148 33,250 0,250 0,0 172,0 172,28">
            <text:p/>
          </draw:polygon>
          <draw:polygon draw:style-name="gr3" draw:text-style-name="P2" draw:layer="layout" svg:width="0.03cm" svg:height="0.262cm" svg:x="12.865cm" svg:y="25.506cm" svg:viewBox="0 0 31 263" draw:points="0,263 0,0 31,0 31,263">
            <text:p/>
          </draw:polygon>
          <draw:path draw:style-name="gr3" draw:text-style-name="P2" draw:layer="layout" svg:width="0.165cm" svg:height="0.198cm" svg:x="12.933cm" svg:y="25.573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olygon draw:style-name="gr3" draw:text-style-name="P2" draw:layer="layout" svg:width="0.254cm" svg:height="0.19cm" svg:x="13.113cm" svg:y="25.577cm" svg:viewBox="0 0 255 191" draw:points="202,191 166,191 134,56 128,26 122,49 88,191 52,191 0,0 31,0 62,130 62,133 64,141 70,165 72,152 111,0 144,0 176,132 185,165 190,140 224,0 255,0">
            <text:p/>
          </draw:polygon>
          <draw:path draw:style-name="gr3" draw:text-style-name="P2" draw:layer="layout" svg:width="0.186cm" svg:height="0.248cm" svg:x="13.495cm" svg:y="25.519cm" svg:viewBox="0 0 187 249" svg:d="M187 75l-1 9-1 7v5l-1 4-1 4-2 2-1 4-2 4-2 3-1 2-3 4-2 3-3 3-2 3-3 1-4 3-2 2-4 2-3 2-3 2-8 2-8 3-8 2-9 1h-9-71v97h-33v-249h101 10l10 1 8 2 9 2 8 2 3 2 3 2 4 2 2 2 4 2 3 3 2 2 3 3 2 3 3 3 1 3 2 2 2 4 1 3 2 4 1 3 1 4v4l1 8zM154 76v-7l-1-5-1-5-2-5-2-5-2-3-3-4-3-3-4-3-4-2-4-2-6-2-5-1-6-1-6-1h-7-65v98h67 6 6l6-1 5-2 5-2 4-2 5-2 3-3 4-4 3-4 1-3 2-5 2-5 1-5 1-6z">
            <text:p/>
          </draw:path>
          <draw:polygon draw:style-name="gr3" draw:text-style-name="P2" draw:layer="layout" svg:width="0.087cm" svg:height="0.194cm" svg:x="13.723cm" svg:y="25.573cm" svg:viewBox="0 0 88 195" draw:points="1,195 1,48 0,4 29,4 31,43 31,43 33,36 35,32 37,26 39,22 42,18 43,15 46,11 47,10 48,9 50,7 51,7 52,6 53,5 55,5 56,4 60,2 63,1 67,1 71,0 75,0 77,0 79,0 80,0 81,0 83,1 85,1 88,2 88,31 86,31 84,30 82,30 81,30 76,29 71,29 69,29 67,30 64,30 62,30 61,31 58,32 56,33 54,34 52,35 51,35 49,37 48,39 46,40 44,42 43,44 42,47 40,50 38,56 36,62 34,67 33,74 33,80 32,88 32,95 32,195">
            <text:p/>
          </draw:polygon>
          <draw:path draw:style-name="gr3" draw:text-style-name="P2" draw:layer="layout" svg:width="0.165cm" svg:height="0.198cm" svg:x="13.833cm" svg:y="25.573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ath draw:style-name="gr3" draw:text-style-name="P2" draw:layer="layout" svg:width="0.156cm" svg:height="0.269cm" svg:x="14.036cm" svg:y="25.574cm" svg:viewBox="0 0 157 270" svg:d="M157 98v23l-1 11-2 10-3 9-3 8-3 8-4 6-4 6-6 6-5 3-7 4-6 3-7 2-8 1-8 1-6-1h-4l-6-1-4-1-4-1-4-1-4-2-5-2-2-3-4-1-3-3-2-3-3-4-3-3-2-4-2-4h-1 1v1 2 5 22 75h-31v-227-25l-1-9v-5h30v1l1 3v13l1 14h1l1-5 3-4 2-4 3-3 2-3 4-3 3-3 3-2 4-1 4-2 3-2 5-1 4-1h5l5-1h6 8l8 2h3l4 2 4 1 2 1 4 1 3 2 2 2 3 2 3 3 3 2 1 3 3 2 2 4 2 3 2 4 1 3 3 9 3 8 2 10 1 11v11zM126 99l-1-9v-10l-1-8-1-8-2-6-2-7-1-4-1-3-2-2-1-2-2-3-2-1-1-1-1-2-2-1-3-2-2-1-1-1-3-1-2-1h-3l-2-1h-3l-6-1-4 1h-4l-4 1-4 1-3 1-3 1-3 2-2 1-1 1-2 2-3 2-2 3-2 3-2 3-1 3-2 4-2 5-1 4-1 4-1 6-1 4v6 7l-1 13v8l1 9v8l1 7 2 7 2 5 2 3 1 3 2 3v2l2 2 2 2 2 2 2 2 1 1 2 2 2 1 3 2 3 1 2 1h2 3l3 1h3 6 6 3l2-1h3 2l3-1 1-1 2-2 2-1 2-1 2-2 1-2 2-2 2-2 1-1 1-3 2-2 1-6 2-6 2-7 1-8 1-8v-9z">
            <text:p/>
          </draw:path>
          <draw:path draw:style-name="gr3" draw:text-style-name="P2" draw:layer="layout" svg:width="0.165cm" svg:height="0.198cm" svg:x="14.223cm" svg:y="25.573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olygon draw:style-name="gr3" draw:text-style-name="P2" draw:layer="layout" svg:width="0.087cm" svg:height="0.194cm" svg:x="14.428cm" svg:y="25.573cm" svg:viewBox="0 0 88 195" draw:points="1,195 1,48 0,4 29,4 31,43 31,43 33,36 35,32 37,26 39,22 42,18 43,15 46,11 47,10 48,9 50,7 51,7 52,6 53,5 55,5 56,4 60,2 63,1 67,1 71,0 75,0 77,0 79,0 80,0 81,0 83,1 85,1 88,2 88,31 86,31 84,30 82,30 81,30 76,29 71,29 69,29 67,30 64,30 62,30 61,31 58,32 56,33 54,34 52,35 51,35 49,37 48,39 46,40 44,42 43,44 42,47 40,50 38,56 36,62 34,67 33,74 33,80 32,88 32,95 32,195">
            <text:p/>
          </draw:polygon>
          <draw:polygon draw:style-name="gr3" draw:text-style-name="P2" draw:layer="layout" svg:width="0.089cm" svg:height="0.236cm" svg:x="14.529cm" svg:y="25.534cm" svg:viewBox="0 0 90 237" draw:points="90,232 86,234 82,234 78,235 74,236 71,236 66,237 62,237 59,237 54,237 50,236 46,235 43,234 39,232 36,230 33,229 31,226 29,223 26,220 25,216 24,213 23,208 22,203 22,199 22,194 22,66 0,66 0,43 23,43 32,0 52,0 52,43 87,43 87,66 52,66 52,187 52,190 52,193 52,196 53,199 54,201 54,201 54,202 55,203 55,204 56,205 57,206 57,207 58,207 59,208 59,209 60,209 61,210 62,210 62,210 63,211 64,211 67,212 70,212 71,212 73,212 75,212 80,211 84,210 90,209">
            <text:p/>
          </draw:polygon>
          <draw:path draw:style-name="gr3" draw:text-style-name="P2" draw:layer="layout" svg:width="0.03cm" svg:height="0.261cm" svg:x="14.646cm" svg:y="25.506cm" svg:viewBox="0 0 31 262" svg:d="M0 31v-31h31v31zM0 262v-191h31v191z">
            <text:p/>
          </draw:path>
          <draw:path draw:style-name="gr3" draw:text-style-name="P2" draw:layer="layout" svg:width="0.165cm" svg:height="0.198cm" svg:x="14.713cm" svg:y="25.573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olygon draw:style-name="gr3" draw:text-style-name="P2" draw:layer="layout" svg:width="0.148cm" svg:height="0.194cm" svg:x="14.918cm" svg:y="25.573cm" svg:viewBox="0 0 149 195" draw:points="119,195 119,74 118,64 118,61 118,57 117,53 116,50 115,47 115,44 113,42 112,39 111,37 109,35 109,34 107,32 105,31 103,29 101,28 99,27 96,26 93,26 90,25 87,25 83,24 80,24 74,25 70,25 67,26 64,27 62,28 60,29 58,30 56,31 53,32 52,34 50,35 48,36 46,38 44,40 43,42 42,45 41,47 39,49 37,54 35,59 33,64 33,71 32,77 32,84 32,195 1,195 1,45 1,18 1,9 0,6 0,4 29,4 29,4 29,4 29,6 30,8 30,18 31,36 31,36 33,32 36,27 40,23 43,20 45,16 49,13 52,10 55,8 59,7 63,5 67,3 71,2 76,1 81,1 85,0 90,0 98,0 105,1 111,2 117,4 119,5 122,7 125,7 127,8 129,10 131,12 133,14 135,16 137,18 138,20 140,22 141,25 142,27 144,30 146,36 147,43 148,50 149,59 149,67 149,195">
            <text:p/>
          </draw:polygon>
          <draw:path draw:style-name="gr3" draw:text-style-name="P2" draw:layer="layout" svg:width="0.179cm" svg:height="0.198cm" svg:x="15.104cm" svg:y="25.573cm" svg:viewBox="0 0 180 199" svg:d="M56 199h-7l-6-1-6-1-5-2-3-1-3-1-2-2-2-1-2-2-2-1-2-1-2-2-1-2-2-3-2-2-1-2-2-2-1-2v-3l-1-3-2-6-1-5-1-6v-6-8l1-6 1-4 1-3 1-3 1-2 1-3 1-3 2-3 2-3 2-1 1-3 2-2 3-2 3-2 2-2 3-2 3-1 6-3 7-2 9-2 9-2 9-1h10l42-1v-10l-1-6v-5l-1-5-1-4v-2l-1-2v-2l-1-2-1-2-2-1-1-2h-1l-1-1-2-2-1-1-1-1-2-1-2-1-2-1h-1l-4-1-5-1-4-1h-5-5-5l-4 1-4 1-3 1-4 1-1 1-2 1-1 1-1 1-1 1-1 1-1 1h-1l-1 2-1 1-1 1-1 2-1 3-1 4-1 3v4l-33-4 1-5 2-7 3-4 2-6 3-5 4-3 3-4 5-4 4-3 6-3 6-2 6-2 7-1 7-1 7-1h8 9l8 1 8 1 6 2 6 3h3l4 2 2 2 2 2 3 2 2 2 3 2 1 2 2 2 2 3 2 2 1 3 1 3 1 2 1 4 1 3 2 6 1 8v7 83 3 4l1 3v2l1 3v2l1 2 1 2v1 1l1 1v1h1l1 1h1 1l1 1h1 1l1 1h1 3 3 2l2-1h3v20l-5 1-7 1-5 1h-6-5l-4-1h-3l-2-1-1-1h-2l-2-1v-1l-2-1-1-1-1-1-1-1-2-1h-1l-1-2-1-1v-2l-1-3-1-4-1-3-1-4-1-5v-4h-1l-3 5-3 5-4 4-3 4-3 4-5 3-3 3-4 2-4 3-4 1-5 2-4 2-5 1h-5l-5 1zM63 174h4 4l4-1h4l4-1 4-1 3-2 3-2 4-2 3-3 2-2 3-2 3-3 1-3 3-4 2-3 2-3 2-4 1-4v-2l1-4 1-4v-4l1-3v-16h-34l-10 1h-5l-4 1h-4l-3 1h-4l-3 1-3 1-2 2-3 1-2 2-2 2-2 2-2 2-1 1-2 3-1 2-1 3-1 3v3l-1 3v3 4 3l1 4v4 3l1 2 1 1v1l1 1 1 1 1 2 1 1 1 1 1 1 1 1 1 1 1 1 1 1 2 1h1l2 1h2l4 1h4z">
            <text:p/>
          </draw:path>
          <draw:polygon draw:style-name="gr3" draw:text-style-name="P2" draw:layer="layout" svg:width="0.03cm" svg:height="0.262cm" svg:x="15.309cm" svg:y="25.506cm" svg:viewBox="0 0 31 263" draw:points="0,263 0,0 31,0 31,263">
            <text:p/>
          </draw:polygon>
          <draw:polygon draw:style-name="gr3" draw:text-style-name="P2" draw:layer="layout" svg:width="0.15cm" svg:height="0.198cm" svg:x="15.476cm" svg:y="25.573cm" svg:viewBox="0 0 151 199" draw:points="33,98 33,107 33,117 33,124 35,132 37,138 39,145 41,150 43,153 43,155 45,157 47,159 49,161 51,163 52,165 54,166 56,168 59,169 61,170 63,171 65,172 68,173 71,173 73,173 76,173 79,173 83,173 87,173 90,172 94,171 98,170 100,168 104,166 107,164 108,163 109,161 110,160 111,159 112,158 114,156 116,152 117,148 119,145 119,141 120,136 151,138 150,145 148,151 147,157 144,162 141,168 138,173 133,178 128,182 124,186 119,189 113,192 107,194 100,196 94,198 87,198 80,199 71,198 62,197 57,196 53,195 50,194 45,192 42,190 38,188 35,187 32,184 29,182 26,179 24,176 21,173 18,170 15,166 14,162 12,159 8,151 5,142 3,132 1,122 0,111 0,99 0,88 1,76 3,66 5,57 8,48 10,44 12,39 14,35 15,32 18,29 21,25 24,22 26,20 29,17 32,14 35,12 39,10 42,8 45,7 50,5 53,4 57,3 62,2 71,0 80,0 87,0 93,1 100,2 106,4 111,6 117,8 122,11 127,15 131,20 136,23 138,28 142,34 145,39 147,45 149,50 150,57 119,60 118,56 117,52 116,48 114,46 113,42 111,39 109,36 107,35 105,34 104,32 102,31 101,30 100,29 98,29 95,27 91,26 87,25 83,25 79,25 72,25 70,25 67,26 64,27 62,27 60,28 58,29 55,30 53,32 52,33 50,35 48,36 46,38 44,40 43,42 42,44 41,47 40,48 38,51 36,58 35,64 33,72 33,80 33,89">
            <text:p/>
          </draw:polygon>
          <draw:path draw:style-name="gr3" draw:text-style-name="P2" draw:layer="layout" svg:width="0.165cm" svg:height="0.198cm" svg:x="15.652cm" svg:y="25.573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olygon draw:style-name="gr3" draw:text-style-name="P2" draw:layer="layout" svg:width="0.148cm" svg:height="0.194cm" svg:x="15.856cm" svg:y="25.573cm" svg:viewBox="0 0 149 195" draw:points="119,195 119,74 118,64 118,61 118,57 117,53 116,50 115,47 115,44 113,42 112,39 111,37 109,35 109,34 107,32 105,31 103,29 101,28 99,27 96,26 93,26 90,25 87,25 83,24 80,24 74,25 70,25 67,26 64,27 62,28 60,29 58,30 56,31 53,32 52,34 50,35 48,36 46,38 44,40 43,42 42,45 41,47 39,49 37,54 35,59 33,64 33,71 32,77 32,84 32,195 1,195 1,45 1,18 1,9 0,6 0,4 29,4 29,4 29,4 29,6 30,8 30,18 31,36 31,36 33,32 36,27 40,23 43,20 45,16 49,13 52,10 55,8 59,7 63,5 67,3 71,2 76,1 81,1 85,0 90,0 98,0 105,1 111,2 117,4 119,5 122,7 125,7 127,8 129,10 131,12 133,14 135,16 137,18 138,20 140,22 141,25 142,27 144,30 146,36 147,43 148,50 149,59 149,67 149,195">
            <text:p/>
          </draw:polygon>
          <draw:polygon draw:style-name="gr3" draw:text-style-name="P2" draw:layer="layout" svg:width="0.089cm" svg:height="0.236cm" svg:x="16.033cm" svg:y="25.534cm" svg:viewBox="0 0 90 237" draw:points="90,232 86,234 82,234 78,235 74,236 71,236 66,237 62,237 59,237 54,237 50,236 46,235 43,234 39,232 36,230 33,229 31,226 29,223 26,220 25,216 24,213 23,208 22,203 22,199 22,194 22,66 0,66 0,43 23,43 32,0 52,0 52,43 87,43 87,66 52,66 52,187 52,190 52,193 52,196 53,199 54,201 54,201 54,202 55,203 55,204 56,205 57,206 57,207 58,207 59,208 59,209 60,209 61,210 62,210 62,210 63,211 64,211 67,212 70,212 71,212 73,212 75,212 80,211 84,210 90,209">
            <text:p/>
          </draw:polygon>
          <draw:polygon draw:style-name="gr3" draw:text-style-name="P2" draw:layer="layout" svg:width="0.087cm" svg:height="0.194cm" svg:x="16.151cm" svg:y="25.573cm" svg:viewBox="0 0 88 195" draw:points="1,195 1,48 0,4 29,4 31,43 31,43 33,36 35,32 37,26 39,22 42,18 43,15 46,11 47,10 48,9 50,7 51,7 52,6 53,5 55,5 56,4 60,2 63,1 67,1 71,0 75,0 77,0 79,0 80,0 81,0 83,1 85,1 88,2 88,31 86,31 84,30 82,30 81,30 76,29 71,29 69,29 67,30 64,30 62,30 61,31 58,32 56,33 54,34 52,35 51,35 49,37 48,39 46,40 44,42 43,44 42,47 40,50 38,56 36,62 34,67 33,74 33,80 32,88 32,95 32,195">
            <text:p/>
          </draw:polygon>
          <draw:path draw:style-name="gr3" draw:text-style-name="P2" draw:layer="layout" svg:width="0.165cm" svg:height="0.198cm" svg:x="16.261cm" svg:y="25.573cm" svg:viewBox="0 0 166 199" svg:d="M166 99v12l-1 12-2 10-3 10-3 9-1 4-2 4-2 4-3 4-2 3-2 3-4 3-3 3-2 3-4 2-3 2-3 2-4 2-4 1-4 2-4 1-9 2-9 2h-10-10l-9-2-4-1-5-1-3-1-5-2-3-2-4-2-4-1-2-2-4-3-3-3-2-3-3-3-3-3-2-4-2-4-2-3-4-8-3-9-2-10-2-10-1-11v-12-12l1-11 2-11 2-9 3-9 4-8 4-7 5-7 5-6 7-5 6-5 8-2 8-3 8-2 10-2h10 10l10 2 9 2 4 1 4 1 4 1 4 2 3 2 3 3 4 2 2 3 3 2 3 3 2 3 2 4 3 4 2 3 2 4 1 4 3 9 2 9 2 12 1 11zM133 99v-9-10l-1-7-2-8-2-7-1-6-1-3-1-2-2-3-1-2-2-3-1-2-2-2-2-1-2-2-2-1-2-2-2-1-3-1-3-1-2-1-3-1h-6l-7-1-6 1h-6l-3 1-3 1-3 1-1 1-3 1-2 2-3 2-1 1-2 1-2 2-2 3-2 2-1 2-1 3-1 2-2 3-2 7-2 6-1 8-1 8v9 9 9 9l1 8 1 7 2 7 2 6 3 6 1 3 1 2 2 3 1 1 2 2 2 2 2 2 2 2 2 1 3 2 2 1 2 1h3 3l2 1h4l5 1 8-1h6l3-1h2l3-1 3-1 2-1 2-2 2-2 3-1 2-2 2-2 1-2 1-2 2-3 1-2 2-3 1-3 1-6 2-7 2-7 1-8v-10z">
            <text:p/>
          </draw:path>
          <draw:polygon draw:style-name="gr3" draw:text-style-name="P2" draw:layer="layout" svg:width="0.03cm" svg:height="0.262cm" svg:x="16.465cm" svg:y="25.506cm" svg:viewBox="0 0 31 263" draw:points="0,263 0,0 31,0 31,263">
            <text:p/>
          </draw:polygon>
          <draw:polygon draw:style-name="gr3" draw:text-style-name="P2" draw:layer="layout" svg:width="0.03cm" svg:height="0.262cm" svg:x="16.542cm" svg:y="25.506cm" svg:viewBox="0 0 31 263" draw:points="0,263 0,0 31,0 31,263">
            <text:p/>
          </draw:polygon>
          <draw:path draw:style-name="gr3" draw:text-style-name="P2" draw:layer="layout" svg:width="0.164cm" svg:height="0.198cm" svg:x="16.61cm" svg:y="25.573cm" svg:viewBox="0 0 165 199" svg:d="M33 106v9 7l1 7 1 6 3 7 2 5 1 3 2 2 1 3 1 2 2 2 2 2 2 2 2 2 2 1 2 2 3 1 2 2 2 1 3 1h3 2l3 1h3 6 5 5l4-1h4l4-1 3-2 4-1 4-2 2-3 3-2 2-3 3-2 1-2 2-4 1-3 2-3 27 9-3 5-2 5-3 5-4 4-2 4-5 4-3 4-6 2-4 3-6 2-5 2-6 2-6 1-6 1-8 1h-7-10l-9-2-9-2-4-1-4-2-4-2-3-2-4-1-4-2-3-3-3-3-3-3-2-3-3-3-3-3-2-4-2-4-2-4-2-4-3-9-2-10-2-11-1-11v-12-11l1-11 2-11 2-9 3-8 2-5 2-4 2-4 2-3 3-3 3-4 2-3 3-2 3-3 3-3 4-2 3-2 3-2 5-1 4-2 3-1 9-2 9-2h10 10l9 2 8 2 9 3 7 3 7 4 5 6 6 5 5 8 4 7 4 8 2 10 3 9 2 11 1 12v12 4zM133 82l-1-7-1-7-2-6-1-6-2-6-3-4-1-3-1-2-2-2-1-2-1-2h-2l-2-2-2-1-2-2-2-1-2-1-2-1-3-1-1-1-6-1-5-1h-6-5l-6 1-1 1-3 1h-3l-2 1-2 2-2 1-2 1-2 2-2 1-1 1-2 2-2 2-2 2-2 2-2 5-2 4-2 6-2 5-1 6-1 7v6z">
            <text:p/>
          </draw:path>
          <draw:polygon draw:style-name="gr3" draw:text-style-name="P2" draw:layer="layout" svg:width="0.087cm" svg:height="0.194cm" svg:x="16.814cm" svg:y="25.573cm" svg:viewBox="0 0 88 195" draw:points="1,195 1,48 0,4 29,4 31,43 31,43 33,36 35,32 37,26 39,22 42,18 43,15 46,11 47,10 48,9 50,7 51,7 52,6 53,5 55,5 56,4 60,2 63,1 67,1 71,0 75,0 77,0 79,0 80,0 81,0 83,1 85,1 88,2 88,31 86,31 84,30 82,30 81,30 76,29 71,29 69,29 67,30 64,30 62,30 61,31 58,32 56,33 54,34 52,35 51,35 49,37 48,39 46,40 44,42 43,44 42,47 40,50 38,56 36,62 34,67 33,74 33,80 32,88 32,95 32,195">
            <text:p/>
          </draw:polygon>
          <draw:polygon draw:style-name="gr3" draw:text-style-name="P2" draw:layer="layout" svg:width="0.159cm" svg:height="0.252cm" svg:x="17.027cm" svg:y="25.515cm" svg:viewBox="0 0 160 253" draw:points="0,253 0,230 2,226 5,220 7,215 10,211 13,206 15,202 18,198 22,194 28,187 34,179 41,172 48,165 75,142 82,136 89,131 94,125 100,119 105,114 108,111 109,108 112,105 114,103 116,100 118,97 119,93 120,90 122,87 123,84 123,80 124,76 124,73 125,69 124,64 124,60 123,55 122,53 121,51 120,49 120,48 119,46 118,44 117,42 116,40 114,39 113,37 111,36 109,35 108,34 107,33 105,32 103,31 100,30 99,29 95,28 90,27 85,26 81,26 76,26 71,27 67,28 62,29 59,31 54,33 52,35 48,37 46,38 45,40 43,42 43,43 41,45 40,47 39,48 38,50 36,54 34,59 33,63 33,68 2,65 3,58 5,51 6,45 9,38 11,35 13,33 14,30 16,27 21,22 26,18 32,14 37,10 43,7 50,5 57,3 64,1 72,0 81,0 90,0 98,1 105,3 113,5 119,7 123,8 126,10 128,12 131,14 134,16 137,18 139,21 141,22 143,25 145,28 147,31 148,34 150,36 151,39 152,43 154,46 155,53 156,61 157,68 156,72 156,76 156,79 155,83 154,87 153,90 151,93 149,97 148,101 147,104 144,108 142,111 139,115 137,118 134,122 130,126 127,130 123,133 112,144 99,156 82,170 72,178 64,186 57,193 51,200 48,203 45,207 43,210 41,214 39,216 37,219 35,223 34,226 160,226 160,253">
            <text:p/>
          </draw:polygon>
        </draw:g>
        <draw:path draw:style-name="gr4" draw:text-style-name="P3" draw:layer="layout" svg:width="3.908cm" svg:height="2.067cm" draw:transform="rotate (-1.5707963267949) translate (18.565380952381cm 2.76123905723906cm)" svg:viewBox="0 0 3909 2068" svg:d="M0 2068c2251 0 2369 0 2369 0v-2068h1540v1034-115">
          <text:p/>
        </draw:path>
        <draw:path draw:style-name="gr5" draw:text-style-name="P3" draw:layer="layout" svg:width="15.641cm" svg:height="1.302cm" draw:transform="rotate (-3.14159265358979) translate (17.545619047619cm 3.70916498316495cm)" svg:viewBox="0 0 15642 1303" svg:d="M14110 0c109 0 1532 0 1532 0v1303h-15642">
          <text:p/>
        </draw:path>
        <draw:line draw:style-name="gr5" draw:text-style-name="P3" draw:layer="layout" svg:x1="16.497cm" svg:y1="2.88cm" svg:x2="16.497cm" svg:y2="2.406cm">
          <text:p/>
        </draw:line>
        <draw:frame draw:style-name="gr2" draw:text-style-name="P1" draw:layer="layout" svg:width="1.235cm" svg:height="0.948cm" svg:x="13.28cm" svg:y="13.777cm">
          <draw:image xlink:href="Pictures/10000201000000AC0000008034559988CCAC839E.png" xlink:type="simple" xlink:show="embed" xlink:actuate="onLoad" loext:mime-type="image/png">
            <text:p/>
          </draw:image>
        </draw:frame>
        <draw:path draw:style-name="gr6" draw:text-style-name="P4" draw:layer="layout" svg:width="11.03cm" svg:height="8.29cm" draw:transform="rotate (-3.14159265358979) translate (13.9697619047619cm 13.6582794612795cm)" svg:viewBox="0 0 11031 8291" svg:d="M0 0c10801 0 11031 0 11031 0v8291h-690">
          <text:p/>
        </draw:path>
        <draw:path draw:style-name="gr7" draw:text-style-name="P3" draw:layer="layout" svg:width="7.583cm" svg:height="5.448cm" svg:x="7.434cm" svg:y="11.304cm" svg:viewBox="0 0 7584 5449" svg:d="M5353 0c1115 0 2231 0 2231 0v4334h-7584v1115">
          <text:p/>
        </draw:path>
        <draw:path draw:style-name="gr5" draw:text-style-name="P3" draw:layer="layout" svg:width="11.425cm" svg:height="9.205cm" draw:transform="skewX (-0.0246091424531199) rotate (2.65342406180698) translate (8.33794666972713cm 17.304988553883cm)" svg:viewBox="0 0 11426 9206" svg:d="M0 1030c901 1779 1006 1988 1006 1988l5758-3018 4662 9206">
          <text:p/>
        </draw:path>
        <draw:frame draw:style-name="gr2" draw:text-style-name="P1" draw:layer="layout" svg:width="9.479cm" svg:height="2.487cm" svg:x="6.458cm" svg:y="26.229cm">
          <draw:image xlink:href="Pictures/10000201000001EF0000007EC2BC9F1D25F62DCF.png" xlink:type="simple" xlink:show="embed" xlink:actuate="onLoad" loext:mime-type="image/png">
            <text:p/>
          </draw:image>
        </draw:frame>
        <draw:path draw:style-name="gr5" draw:text-style-name="P3" draw:layer="layout" svg:width="4.667cm" svg:height="2.674cm" draw:transform="skewX (0.0125663706143592) rotate (-1.77552344805383) translate (20.0432756294191cm 2.87895438290845cm)" svg:viewBox="0 0 4668 2675" svg:d="M4668 1350c-272-1238-297-1350-297-1350l-2661 554 372 1688-2082 433">
          <text:p/>
        </draw:path>
        <draw:path draw:style-name="gr8" draw:text-style-name="P3" draw:layer="layout" svg:width="4.885cm" svg:height="7.438cm" draw:transform="skewX (-0.0160570291183478) rotate (-1.30323735246417) translate (19.1928315963555cm 7.44774186759981cm)" svg:viewBox="0 0 4886 7439" svg:d="M0 1551c418-1440 451-1551 451-1551l4435 1221-1705 5873 1252 345">
          <text:p/>
        </draw:path>
        <draw:path draw:style-name="gr9" draw:text-style-name="P3" draw:layer="layout" svg:width="17.12cm" svg:height="6.632cm" draw:transform="rotate (-3.14159265358979) translate (18.6949047619048cm 8.58031649831646cm)" svg:viewBox="0 0 17121 6633" svg:d="M15385 0c1736 0 1736 0 1736 0v6633h-17121v-6284h1157">
          <text:p/>
        </draw:path>
        <draw:path draw:style-name="gr9" draw:text-style-name="P3" draw:layer="layout" svg:width="9.059cm" svg:height="4.519cm" draw:transform="skewX (0.0167551608191456) rotate (0.0886627260013119) translate (6.54842138535493cm 12.7817041335423cm)" svg:viewBox="0 0 9060 4520" svg:d="M5980 0c2655 236 3080 273 3080 273l-306 4247-8712-772-42 590">
          <text:p/>
        </draw:path>
        <draw:path draw:style-name="gr10" draw:text-style-name="P3" draw:layer="layout" svg:width="9.218cm" svg:height="3.988cm" draw:transform="skewX (0.046774823953448) rotate (0.318522588488965) translate (5.52287266040742cm 14.0736644712392cm)" svg:viewBox="0 0 9219 3989" svg:d="M0 2410c319-1125 287-1012 287-1012l7977 2591 955-3375-1889-614">
          <text:p/>
        </draw:path>
        <draw:path draw:style-name="gr11" draw:text-style-name="P3" draw:layer="layout" svg:width="11.949cm" svg:height="18.253cm" draw:transform="skewX (-0.0205948851735331) rotate (1.93277761365852) translate (4.58365460036711cm 14.8653417109552cm)" svg:viewBox="0 0 11950 18254" svg:d="M6623 1514c687-1720 601-1505 601-1505l4726 1804-6565 16441-5385-2055 944-2365">
          <text:p/>
        </draw:path>
        <draw:path draw:style-name="gr12" draw:text-style-name="P3" draw:layer="layout" svg:width="10.94cm" svg:height="18.913cm" draw:transform="skewX (-0.010471975511966) rotate (1.74026779716355) translate (2.18630912058966cm 12.6771600538157cm)" svg:viewBox="0 0 10941 18914" svg:d="M4606 2153c412-2265 392-2152 392-2152l5943 1019-3250 17894-7691-1318 473-2605">
          <text:p/>
        </draw:path>
        <draw:path draw:style-name="gr7" draw:text-style-name="P3" draw:layer="layout" svg:width="5.381cm" svg:height="5.064cm" draw:transform="skewX (-0.0270526034059121) rotate (-1.04370689269261) translate (16.6094268400446cm 6.10228355190654cm)" svg:viewBox="0 0 5382 5065" svg:d="M0 4707c544-894 544-894 544-894l2116 1252 2722-4469-1007-596-1029 1688">
          <text:p/>
        </draw:path>
        <draw:path draw:style-name="gr6" draw:text-style-name="P4" draw:layer="layout" svg:width="3.972cm" svg:height="7.557cm" draw:transform="skewX (-0.0284488668075076) rotate (-0.996757535813962) translate (18.7906688492768cm 9.14279102614345cm)" svg:viewBox="0 0 3973 7558" svg:d="M620 1640c1043-1543 1108-1640 1108-1640l2245 1479-3973 5886 293 193">
          <text:p/>
        </draw:path>
        <draw:frame draw:style-name="gr2" draw:text-style-name="P1" draw:layer="layout" svg:width="6.555cm" svg:height="3.672cm" svg:x="11.91cm" svg:y="17.819cm">
          <draw:image xlink:href="Pictures/10000201000000DB0000007704FB1338F6B39742.png" xlink:type="simple" xlink:show="embed" xlink:actuate="onLoad" loext:mime-type="image/png">
            <text:p/>
          </draw:image>
        </draw:frame>
        <draw:path draw:style-name="gr13" draw:text-style-name="P3" draw:layer="layout" svg:width="3.405cm" svg:height="4.889cm" draw:transform="skewX (-0.0303687289847014) rotate (-0.74176493209759) translate (11.5509873240485cm 17.6543783012757cm)" svg:viewBox="0 0 3406 4890" svg:d="M0 4192c619 698 619 698 619 698l2787-2483-1238-1398 1132-1009">
          <text:p/>
        </draw:path>
        <draw:path draw:style-name="gr5" draw:text-style-name="P3" draw:layer="layout" svg:width="18.612cm" svg:height="5.508cm" draw:transform="skewX (-0.00715584993317672) rotate (-1.41965081357219) translate (5.60114707744173cm 3.28315356480799cm)" svg:viewBox="0 0 18613 5509" svg:d="M0 2798c17896 2729 17780 2711 17780 2711l833-5226-1860-283">
          <text:p/>
        </draw:path>
        <draw:path draw:style-name="gr14" draw:text-style-name="P3" draw:layer="layout" svg:width="0cm" svg:height="1.302cm" svg:x="6.86cm" svg:y="20.442cm" svg:viewBox="0 0 0 1303" svg:d="M0 0c0 1150 0 1303 0 1303">
          <text:p/>
        </draw:path>
        <draw:path draw:style-name="gr13" draw:text-style-name="P3" draw:layer="layout" svg:width="12.217cm" svg:height="2.594cm" draw:transform="skewX (0.184306769010601) rotate (-0.096167641784888) translate (6.4715605940244cm 19.5266241133209cm)" svg:viewBox="0 0 12218 2595" svg:d="M0 1888c200 707 200 707 200 707l12018-1181-401-1414-1201 119">
          <text:p/>
        </draw:path>
        <draw:path draw:style-name="gr6" draw:text-style-name="P4" draw:layer="layout" svg:width="6.98cm" svg:height="3.009cm" draw:transform="skewX (-0.0237364778271229) rotate (2.00782677149428) translate (12.1736193823388cm 21.3362467660137cm)" svg:viewBox="0 0 6981 3010" svg:d="M0 1251c664-1353 613-1249 613-1249l6368 3008">
          <text:p/>
        </draw:path>
        <draw:path draw:style-name="gr15" draw:text-style-name="P3" draw:layer="layout" svg:width="8.619cm" svg:height="4.761cm" draw:transform="skewX (0.0284488668075076) rotate (-2.16438280539817) translate (13.9588659846286cm 19.0986760441005cm)" svg:viewBox="0 0 8620 4762" svg:d="M0 1383c1071 1524 938 1333 938 1333l3948-2716 3349 4762 385-265">
          <text:p/>
        </draw:path>
        <draw:path draw:style-name="gr15" draw:text-style-name="P3" draw:layer="layout" svg:width="3.633cm" svg:height="6.389cm" draw:transform="skewX (-0.0280998009571087) rotate (-0.616450291804398) translate (17.7917035200061cm 18.2370410765133cm)" svg:viewBox="0 0 3634 6390" svg:d="M0 1063c1530-1063 1530-1063 1530-1063l2104 3093-3633 2524 526 773">
          <text:p/>
        </draw:path>
        <draw:frame draw:style-name="gr2" draw:text-style-name="P1" draw:layer="layout" svg:width="2.245cm" svg:height="1.459cm" draw:transform="rotate (-1.5707963267949) translate (18.005cm 15.811cm)">
          <draw:image xlink:href="Pictures/100002010000005B0000003D9A4F17E6B1956064.png" xlink:type="simple" xlink:show="embed" xlink:actuate="onLoad" loext:mime-type="image/png">
            <text:p/>
          </draw:image>
        </draw:frame>
        <draw:path draw:style-name="gr16" draw:text-style-name="P3" draw:layer="layout" svg:width="6.668cm" svg:height="6.264cm" draw:transform="skewX (-0.0242600766027212) rotate (2.66546683364574) translate (15.2917316041282cm 21.5147086403604cm)" svg:viewBox="0 0 6669 6265" svg:d="M2533 1369c2481-1263 2688-1369 2688-1369l1448 2947-6514 3318-155-316">
          <text:p/>
        </draw:path>
        <draw:path draw:style-name="gr17" draw:text-style-name="P3" draw:layer="layout" svg:width="1.079cm" svg:height="0.997cm" draw:transform="skewX (0.0207694180987325) rotate (1.16256381475342) translate (17.4426166885593cm 18.7073628911018cm)" svg:viewBox="0 0 1080 998" svg:d="M0 998c1185-517 1078-471 1078-471l-239-527">
          <text:p/>
        </draw:path>
        <draw:path draw:style-name="gr8" draw:text-style-name="P3" draw:layer="layout" svg:width="3.561cm" svg:height="10.541cm" svg:x="6.515cm" svg:y="13.673cm" svg:viewBox="0 0 3562 10542" svg:d="M0 10542c3447 0 3562 0 3562 0v-10542">
          <text:p/>
        </draw:path>
        <draw:frame draw:style-name="gr2" draw:text-style-name="P1" draw:layer="layout" svg:width="0.66cm" svg:height="0.873cm" draw:transform="skewX (-0.0628318530717959) translate (16.83cm 24.452cm)">
          <draw:image xlink:href="Pictures/10000201000000AC0000008034559988CCAC839E.png" xlink:type="simple" xlink:show="embed" xlink:actuate="onLoad" loext:mime-type="image/png">
            <text:p/>
          </draw:image>
        </draw:frame>
        <draw:path draw:style-name="gr18" draw:text-style-name="P3" draw:layer="layout" svg:width="1.475cm" svg:height="0.603cm" draw:transform="skewX (0.00837758040957278) rotate (0.170518667919846) translate (15.5926666666667cm 24.3339898989899cm)" svg:viewBox="0 0 1476 604" svg:d="M0 0c1588 273 1475 253 1475 253l-58 351">
          <text:p/>
        </draw:path>
        <draw:path draw:style-name="gr19" draw:text-style-name="P3" draw:layer="layout" svg:width="3.061cm" svg:height="2.201cm" draw:transform="skewX (0.315031929984976) rotate (-2.50245308150947) translate (5.32279897289972cm 25.1126990576843cm)" svg:viewBox="0 0 3062 2202" svg:d="M0 901c2579 1543 2149 1285 2149 1285l913-2186">
          <text:p/>
        </draw:path>
        <draw:line draw:style-name="gr20" draw:text-style-name="P3" draw:layer="layout" svg:x1="2.215cm" svg:y1="26.939cm" svg:x2="3.479cm" svg:y2="26.939cm">
          <text:p/>
        </draw:line>
        <draw:line draw:style-name="gr20" draw:text-style-name="P3" draw:layer="layout" svg:x1="2.493cm" svg:y1="27.176cm" svg:x2="3.182cm" svg:y2="27.176cm">
          <text:p/>
        </draw:line>
        <draw:frame draw:style-name="gr2" draw:text-style-name="P1" draw:layer="layout" svg:width="0.66cm" svg:height="0.873cm" draw:transform="skewX (-0.0628318530717959) translate (2.582cm 27.65cm)">
          <draw:image xlink:href="Pictures/10000201000000AC0000008034559988CCAC839E.png" xlink:type="simple" xlink:show="embed" xlink:actuate="onLoad" loext:mime-type="image/png">
            <text:p/>
          </draw:image>
        </draw:frame>
        <draw:path draw:style-name="gr21" draw:text-style-name="P3" draw:layer="layout" svg:width="0cm" svg:height="0.482cm" svg:x="2.863cm" svg:y="27.177cm" svg:viewBox="0 0 0 483" svg:d="M0 0c0 592 0 474 0 474">
          <text:p/>
        </draw:path>
        <draw:frame draw:style-name="gr22" draw:text-style-name="P6" draw:layer="layout" svg:width="1.158cm" svg:height="0.607cm" svg:x="3.479cm" svg:y="26.708cm">
          <draw:text-box draw:corner-radius="0.12cm">
            <text:p text:style-name="P5"><text:span text:style-name="T1">24 V</text:span></text:p>
          </draw:text-box>
        </draw:frame>
        <draw:path draw:style-name="gr19" draw:text-style-name="P3" draw:layer="layout" svg:width="10.228cm" svg:height="2.407cm" draw:transform="skewX (-0.265813645078736) rotate (-2.87595354143626) translate (13.9727744442655cm 24.5108636961031cm)" svg:viewBox="0 0 10229 2408" svg:d="M0 198c2074 610 1660 488 1660 488l373-686 8196 2408">
          <text:p/>
        </draw:path>
        <draw:frame draw:style-name="gr2" draw:text-style-name="P1" draw:layer="layout" svg:width="0.762cm" svg:height="2.643cm" draw:transform="skewX (-0.00349065850398866) rotate (1.57481058407448) translate (1.229cm 22.641cm)">
          <draw:image xlink:href="Pictures/100002010000005000000100CEF3076E9A006DA0.png" xlink:type="simple" xlink:show="embed" xlink:actuate="onLoad" loext:mime-type="image/png">
            <text:p/>
          </draw:image>
        </draw:frame>
        <draw:path draw:style-name="gr23" draw:text-style-name="P3" draw:layer="layout" svg:width="1.183cm" svg:height="4.825cm" draw:transform="rotate (1.5707963267949) translate (1.34442857142857cm 23.3856599326599cm)" svg:viewBox="0 0 1184 4826" svg:d="M0 4826c592 0 592 0 592 0v-4826h592">
          <text:p/>
        </draw:path>
        <draw:path draw:style-name="gr24" draw:text-style-name="P3" draw:layer="layout" svg:width="14.923cm" svg:height="12.179cm" draw:transform="rotate (1.5707963267949) translate (2.49309523809524cm 22.0836632996633cm)" svg:viewBox="0 0 14924 12180" svg:d="M0 0c1777 0 2014 0 2014 0h5330v10359h7580v1821">
          <text:p/>
        </draw:path>
        <draw:frame draw:style-name="gr25" draw:text-style-name="P7" draw:layer="layout" svg:width="2.94cm" svg:height="0.607cm" svg:x="13.605cm" svg:y="17.107cm">
          <draw:text-box>
            <text:p text:style-name="P5"><text:span text:style-name="T2">OP-Amp LM 358</text:span></text:p>
          </draw:text-box>
        </draw:frame>
        <draw:path draw:style-name="gr21" draw:text-style-name="P3" draw:layer="layout" svg:width="7.83cm" svg:height="1.608cm" draw:transform="rotate (-1.5707963267949) translate (4.90657142857142cm 13.6729326599327cm)" svg:viewBox="0 0 7831 1609" svg:d="M7462 115c474 0 356-115 356-115v1609h-7818">
          <text:p/>
        </draw:path>
        <draw:frame draw:style-name="gr26" draw:text-style-name="P9" draw:layer="layout" svg:width="1.823cm" svg:height="2.299cm" svg:x="17.086cm" svg:y="25.356cm">
          <draw:text-box>
            <text:p text:style-name="P8"><text:span text:style-name="T3"/></text:p>
            <text:p text:style-name="P8"><text:span text:style-name="T4"/></text:p>
            <text:p text:style-name="P8"><text:span text:style-name="T4">3.3 V <text:s/></text:span></text:p>
            <text:p text:style-name="P8"><text:span text:style-name="T4">GND</text:span></text:p>
          </draw:text-box>
        </draw:frame>
        <draw:line draw:style-name="gr5" draw:text-style-name="P3" draw:layer="layout" svg:x1="18.465cm" svg:y1="26.584cm" svg:x2="19.384cm" svg:y2="26.584cm">
          <text:p/>
        </draw:line>
        <draw:frame draw:style-name="gr2" draw:text-style-name="P1" draw:layer="layout" svg:width="0.449cm" svg:height="0.592cm" draw:transform="skewX (-0.062482787221397) translate (3.527cm 23.386cm)">
          <draw:image xlink:href="Pictures/10000201000000AC0000008034559988CCAC839E.png" xlink:type="simple" xlink:show="embed" xlink:actuate="onLoad" loext:mime-type="image/png">
            <text:p/>
          </draw:image>
        </draw:frame>
        <draw:path draw:style-name="gr27" draw:text-style-name="P3" draw:layer="layout" svg:width="0cm" svg:height="0.947cm" svg:x="3.733cm" svg:y="22.202cm" svg:viewBox="0 0 0 948" svg:d="M0 0c0 948 0 948 0 948">
          <text:p/>
        </draw:path>
        <draw:line draw:style-name="gr28" draw:text-style-name="P3" draw:layer="layout" svg:x1="18.465cm" svg:y1="27.177cm" svg:x2="19.384cm" svg:y2="27.177cm">
          <text:p/>
        </draw:line>
        <draw:frame draw:style-name="gr2" draw:text-style-name="P1" draw:layer="layout" svg:width="0.832cm" svg:height="2.882cm" draw:transform="skewX (-0.00383972435438752) rotate (1.57446151822408) translate (16.966cm 24.122cm)">
          <draw:image xlink:href="Pictures/100002010000005000000100CEF3076E9A006DA0.png" xlink:type="simple" xlink:show="embed" xlink:actuate="onLoad" loext:mime-type="image/png">
            <text:p/>
          </draw:image>
        </draw:frame>
        <draw:line draw:style-name="gr5" draw:text-style-name="P3" draw:layer="layout" svg:x1="5.481cm" svg:y1="20.898cm" svg:x2="5.481cm" svg:y2="21.727cm">
          <text:p/>
        </draw:line>
        <draw:line draw:style-name="gr29" draw:text-style-name="P3" draw:layer="layout" svg:x1="15.362cm" svg:y1="23.648cm" svg:x2="17.086cm" svg:y2="23.648cm">
          <text:p/>
        </draw:line>
        <draw:path draw:style-name="gr24" draw:text-style-name="P3" draw:layer="layout" svg:width="15.16cm" svg:height="4.94cm" draw:transform="rotate (1.5707963267949) translate (13.4090952380952cm 23.3865589225589cm)" svg:viewBox="0 0 15161 4941" svg:d="M0 4941c11726 0 11845 0 11845 0v-4941h3316v1149h-118">
          <text:p/>
        </draw:path>
        <draw:path draw:style-name="gr8" draw:text-style-name="P3" draw:layer="layout" svg:width="2.793cm" svg:height="1.692cm" draw:transform="skewX (0.323933109170147) rotate (-2.40785623605138) translate (19.987614142007cm 24.1007111617515cm)" svg:viewBox="0 0 2794 1693" svg:d="M0 616c348-616 348-616 348-616l2446 1693">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ot" draw:style="rect" draw:dots1="1" draw:dots1-length="100%" draw:distance="100%"/>
    <draw:stroke-dash draw:name="Double_20_Dash" draw:display-name="Double Dash" draw:style="rect" draw:dots1="1" draw:dots1-length="1100%" draw:dots2="1" draw:dots2-length="1100%" draw:distance="500%"/>
    <draw:stroke-dash draw:name="Double_20_Dash_20_Dot_20_Dot" draw:display-name="Double Dash Dot Dot" draw:style="rect" draw:dots1="1" draw:dots1-length="1100%" draw:dots2="2" draw:dots2-length="100%" draw:distance="500%"/>
    <draw:stroke-dash draw:name="Long_20_Dash_20_Dot" draw:display-name="Long Dash Dot" draw:style="rect" draw:dots1="1" draw:dots1-length="600%" draw:dots2="1" draw:dots2-length="1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3T20:53:30.115874980</meta:creation-date>
    <dc:date>2022-01-13T20:54:11.364727184</dc:date>
    <meta:editing-duration>PT41S</meta:editing-duration>
    <meta:editing-cycles>1</meta:editing-cycles>
    <meta:document-statistic meta:object-count="114"/>
    <meta:generator>LibreOffice/6.4.7.2$Linux_X86_64 LibreOffice_project/40$Build-2</meta:generator>
  </office:meta>
</office:document-meta>
</file>